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63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1.907cm"/>
    </style:style>
    <style:style style:name="co9" style:family="table-column">
      <style:table-column-properties fo:break-before="auto" style:column-width="1.755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2.118cm"/>
    </style:style>
    <style:style style:name="co12" style:family="table-column">
      <style:table-column-properties fo:break-before="auto" style:column-width="3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1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order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176cm" svg:height="9.724cm" svg:x="0cm" svg:y="11.168cm">
            <draw:object draw:notify-on-update-of-ranges="Sheet1.B1:Sheet1.B8 Sheet1.A1:Sheet1.A1 Sheet1.C1:Sheet1.C8 Sheet1.B9:Sheet1.B16 Sheet1.A9:Sheet1.A9 Sheet1.C9:Sheet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4" table:number-columns-repeated="2" table:default-cell-style-name="ce8"/>
        <table:table-column table:style-name="co4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4" table:default-cell-style-name="Default"/>
        <table:table-column table:style-name="co4" table:number-columns-repeated="5" table:default-cell-style-name="ce19"/>
        <table:table-column table:style-name="co12" table:default-cell-style-name="ce19"/>
        <table:table-column table:style-name="co4" table:default-cell-style-name="Default"/>
        <table:table-row table:style-name="ro1">
          <table:table-cell table:style-name="ce3" office:value-type="string" calcext:value-type="string" table:number-columns-spanned="1" table:number-rows-spanned="8">
            <text:p>v1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39.4013" calcext:value-type="float">
            <text:p>39,4013</text:p>
          </table:table-cell>
          <table:table-cell table:style-name="ce7" table:formula="of:=[.C$1]/[.C1]" office:value-type="float" office:value="1" calcext:value-type="float">
            <text:p>1</text:p>
          </table:table-cell>
          <table:table-cell table:style-name="ce7" table:formula="of:=[.D1]/[.B1]" office:value-type="float" office:value="1" calcext:value-type="float">
            <text:p>1</text:p>
          </table:table-cell>
          <table:table-cell table:number-columns-repeated="2"/>
          <table:table-cell table:style-name="ce21" office:value-type="string" calcext:value-type="string" table:number-columns-spanned="1" table:number-rows-spanned="6">
            <text:p>Operator-=</text:p>
          </table:table-cell>
          <table:table-cell table:style-name="ce23" office:value-type="string" calcext:value-type="string">
            <text:p>schedule</text:p>
          </table:table-cell>
          <table:table-cell table:style-name="ce23" office:value-type="string" calcext:value-type="string">
            <text:p>static</text:p>
          </table:table-cell>
          <table:table-cell table:style-name="ce23" office:value-type="string" calcext:value-type="string">
            <text:p>dynamic</text:p>
          </table:table-cell>
          <table:table-cell table:style-name="ce23" office:value-type="string" calcext:value-type="string">
            <text:p>guided</text:p>
          </table:table-cell>
          <table:table-cell table:style-name="ce23" office:value-type="string" calcext:value-type="string">
            <text:p>auto</text:p>
          </table:table-cell>
          <table:table-cell table:style-name="ce23" office:value-type="string" calcext:value-type="string">
            <text:p>optimal</text:p>
          </table:table-cell>
          <table:table-cell table:style-name="ce19"/>
          <table:table-cell table:style-name="ce23" office:value-type="string" calcext:value-type="string">
            <text:p>schedule</text:p>
          </table:table-cell>
          <table:table-cell table:style-name="ce23" office:value-type="string" calcext:value-type="string">
            <text:p>static</text:p>
          </table:table-cell>
          <table:table-cell table:style-name="ce23" office:value-type="string" calcext:value-type="string">
            <text:p>dynamic</text:p>
          </table:table-cell>
          <table:table-cell table:style-name="ce23" office:value-type="string" calcext:value-type="string">
            <text:p>guided</text:p>
          </table:table-cell>
          <table:table-cell table:style-name="ce23" office:value-type="string" calcext:value-type="string">
            <text:p>auto</text:p>
          </table:table-cell>
          <table:table-cell table:style-name="ce23" office:value-type="string" calcext:value-type="string">
            <text:p>optimal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9.4469" calcext:value-type="float">
            <text:p>19,4469</text:p>
          </table:table-cell>
          <table:table-cell table:formula="of:=[.C$1]/[.C2]" office:value-type="float" office:value="2.02609670435905" calcext:value-type="float">
            <text:p>2,02609670435905</text:p>
          </table:table-cell>
          <table:table-cell table:formula="of:=[.D2]/[.B2]" office:value-type="float" office:value="1.01304835217952" calcext:value-type="float">
            <text:p>1,01304835217952</text:p>
          </table:table-cell>
          <table:table-cell table:number-columns-repeated="2"/>
          <table:covered-table-cell/>
          <table:table-cell office:value-type="string" calcext:value-type="string">
            <text:p>chunk 0</text:p>
          </table:table-cell>
          <table:table-cell office:value-type="float" office:value="7" calcext:value-type="float">
            <text:p>7</text:p>
          </table:table-cell>
          <table:table-cell office:value-type="float" office:value="542" calcext:value-type="float">
            <text:p>542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8" calcext:value-type="float" table:number-columns-spanned="1" table:number-rows-spanned="5">
            <text:p>8</text:p>
          </table:table-cell>
          <table:table-cell table:style-name="ce16" office:value-type="string" calcext:value-type="string" table:number-columns-spanned="1" table:number-rows-spanned="5">
            <text:p>static</text:p>
          </table:table-cell>
          <table:table-cell table:style-name="ce19"/>
          <table:table-cell table:style-name="ce7" office:value-type="string" calcext:value-type="string">
            <text:p>chunk 0</text:p>
          </table:table-cell>
          <table:table-cell table:style-name="ce7" office:value-type="float" office:value="2576295" calcext:value-type="float">
            <text:p>2576295</text:p>
          </table:table-cell>
          <table:table-cell table:style-name="ce7" office:value-type="float" office:value="2600629" calcext:value-type="float">
            <text:p>2600629</text:p>
          </table:table-cell>
          <table:table-cell office:value-type="float" office:value="2446434" calcext:value-type="float">
            <text:p>2446434</text:p>
          </table:table-cell>
          <table:table-cell table:style-name="ce16" office:value-type="float" office:value="2628815" calcext:value-type="float" table:number-columns-spanned="1" table:number-rows-spanned="6">
            <text:p>2628815</text:p>
          </table:table-cell>
          <table:table-cell table:style-name="ce16" office:value-type="string" calcext:value-type="string" table:number-columns-spanned="1" table:number-rows-spanned="6">
            <text:p>dynamic, chunk 10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6.234" calcext:value-type="float">
            <text:p>16,234</text:p>
          </table:table-cell>
          <table:table-cell table:formula="of:=[.C$1]/[.C3]" office:value-type="float" office:value="2.42708512997413" calcext:value-type="float">
            <text:p>2,42708512997413</text:p>
          </table:table-cell>
          <table:table-cell table:formula="of:=[.D3]/[.B3]" office:value-type="float" office:value="0.809028376658043" calcext:value-type="float">
            <text:p>0,809028376658043</text:p>
          </table:table-cell>
          <table:table-cell table:number-columns-repeated="2"/>
          <table:covered-table-cell/>
          <table:table-cell office:value-type="string" calcext:value-type="string">
            <text:p>Chunk 1</text:p>
          </table:table-cell>
          <table:table-cell office:value-type="float" office:value="59" calcext:value-type="float">
            <text:p>59</text:p>
          </table:table-cell>
          <table:table-cell office:value-type="float" office:value="528" calcext:value-type="float">
            <text:p>528</text:p>
          </table:table-cell>
          <table:table-cell office:value-type="float" office:value="16" calcext:value-type="float">
            <text:p>16</text:p>
          </table:table-cell>
          <table:covered-table-cell table:number-columns-repeated="2"/>
          <table:table-cell table:style-name="ce19"/>
          <table:table-cell table:style-name="ce8" office:value-type="string" calcext:value-type="string">
            <text:p>Chunk 1</text:p>
          </table:table-cell>
          <table:table-cell table:style-name="ce8" office:value-type="float" office:value="2669257" calcext:value-type="float">
            <text:p>2669257</text:p>
          </table:table-cell>
          <table:table-cell table:style-name="ce8" office:value-type="float" office:value="2588871" calcext:value-type="float">
            <text:p>2588871</text:p>
          </table:table-cell>
          <table:table-cell office:value-type="float" office:value="2490656" calcext:value-type="float">
            <text:p>2490656</text:p>
          </table:table-cell>
          <table:covered-table-cell table:number-columns-repeated="2" table:style-name="ce8"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1.6721" calcext:value-type="float">
            <text:p>11,6721</text:p>
          </table:table-cell>
          <table:table-cell table:formula="of:=[.C$1]/[.C4]" office:value-type="float" office:value="3.37568218229796" calcext:value-type="float">
            <text:p>3,37568218229796</text:p>
          </table:table-cell>
          <table:table-cell table:formula="of:=[.D4]/[.B4]" office:value-type="float" office:value="0.84392054557449" calcext:value-type="float">
            <text:p>0,84392054557449</text:p>
          </table:table-cell>
          <table:table-cell table:number-columns-repeated="2"/>
          <table:covered-table-cell/>
          <table:table-cell office:value-type="string" calcext:value-type="string">
            <text:p>Chunk 1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covered-table-cell table:number-columns-repeated="2"/>
          <table:table-cell table:style-name="ce19"/>
          <table:table-cell table:style-name="ce8" office:value-type="string" calcext:value-type="string">
            <text:p>Chunk 10</text:p>
          </table:table-cell>
          <table:table-cell table:style-name="ce8" office:value-type="float" office:value="2623607" calcext:value-type="float">
            <text:p>2623607</text:p>
          </table:table-cell>
          <table:table-cell table:style-name="ce8" office:value-type="float" office:value="2358418" calcext:value-type="float">
            <text:p>2358418</text:p>
          </table:table-cell>
          <table:table-cell office:value-type="float" office:value="2481840" calcext:value-type="float">
            <text:p>2481840</text:p>
          </table:table-cell>
          <table:covered-table-cell table:number-columns-repeated="2" table:style-name="ce8"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1.5007" calcext:value-type="float">
            <text:p>11,5007</text:p>
          </table:table-cell>
          <table:table-cell table:formula="of:=[.C$1]/[.C5]" office:value-type="float" office:value="3.42599146138931" calcext:value-type="float">
            <text:p>3,42599146138931</text:p>
          </table:table-cell>
          <table:table-cell table:formula="of:=[.D5]/[.B5]" office:value-type="float" office:value="0.685198292277861" calcext:value-type="float">
            <text:p>0,685198292277861</text:p>
          </table:table-cell>
          <table:table-cell table:number-columns-repeated="2"/>
          <table:covered-table-cell/>
          <table:table-cell office:value-type="string" calcext:value-type="string">
            <text:p>Chunk 1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covered-table-cell table:number-columns-repeated="2"/>
          <table:table-cell/>
          <table:table-cell table:style-name="ce8" office:value-type="string" calcext:value-type="string">
            <text:p>Chunk 100</text:p>
          </table:table-cell>
          <table:table-cell table:style-name="ce8" office:value-type="float" office:value="2740823" calcext:value-type="float">
            <text:p>2740823</text:p>
          </table:table-cell>
          <table:table-cell table:style-name="ce8" office:value-type="float" office:value="2439079" calcext:value-type="float">
            <text:p>2439079</text:p>
          </table:table-cell>
          <table:table-cell office:value-type="float" office:value="2559824" calcext:value-type="float">
            <text:p>2559824</text:p>
          </table:table-cell>
          <table:covered-table-cell table:number-columns-repeated="2" table:style-name="ce8"/>
          <table: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9.5219" calcext:value-type="float">
            <text:p>9,5219</text:p>
          </table:table-cell>
          <table:table-cell table:formula="of:=[.C$1]/[.C6]" office:value-type="float" office:value="4.13796616221552" calcext:value-type="float">
            <text:p>4,13796616221552</text:p>
          </table:table-cell>
          <table:table-cell table:formula="of:=[.D6]/[.B6]" office:value-type="float" office:value="0.689661027035921" calcext:value-type="float">
            <text:p>0,689661027035921</text:p>
          </table:table-cell>
          <table:table-cell table:number-columns-repeated="2"/>
          <table:covered-table-cell table:style-name="ce16"/>
          <table:table-cell table:style-name="ce16" office:value-type="string" calcext:value-type="string">
            <text:p>Chunk 10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covered-table-cell table:number-columns-repeated="2" table:style-name="ce16"/>
          <table:table-cell/>
          <table:table-cell table:style-name="ce8" office:value-type="string" calcext:value-type="string">
            <text:p>Chunk 1000</text:p>
          </table:table-cell>
          <table:table-cell table:style-name="ce8" office:value-type="float" office:value="2789373" calcext:value-type="float">
            <text:p>2789373</text:p>
          </table:table-cell>
          <table:table-cell table:style-name="ce8" office:value-type="float" office:value="2779572" calcext:value-type="float">
            <text:p>2779572</text:p>
          </table:table-cell>
          <table:table-cell office:value-type="float" office:value="2577512" calcext:value-type="float">
            <text:p>2577512</text:p>
          </table:table-cell>
          <table:covered-table-cell table:number-columns-repeated="2" table:style-name="ce16"/>
          <table: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.71155" calcext:value-type="float">
            <text:p>9,71155</text:p>
          </table:table-cell>
          <table:table-cell table:formula="of:=[.C$1]/[.C7]" office:value-type="float" office:value="4.05715874396981" calcext:value-type="float">
            <text:p>4,05715874396981</text:p>
          </table:table-cell>
          <table:table-cell table:formula="of:=[.D7]/[.B7]" office:value-type="float" office:value="0.579594106281401" calcext:value-type="float">
            <text:p>0,579594106281401</text:p>
          </table:table-cell>
          <table:table-cell table:number-columns-repeated="2"/>
          <table:table-cell table:style-name="ce21" office:value-type="string" calcext:value-type="string" table:number-columns-spanned="1" table:number-rows-spanned="5">
            <text:p>Operator*=</text:p>
          </table:table-cell>
          <table:table-cell office:value-type="string" calcext:value-type="string">
            <text:p>chunk 0</text:p>
          </table:table-cell>
          <table:table-cell office:value-type="float" office:value="6" calcext:value-type="float">
            <text:p>6</text:p>
          </table:table-cell>
          <table:table-cell office:value-type="float" office:value="677" calcext:value-type="float">
            <text:p>677</text:p>
          </table:table-cell>
          <table:table-cell office:value-type="float" office:value="17" calcext:value-type="float">
            <text:p>17</text:p>
          </table:table-cell>
          <table:table-cell table:style-name="ce16" office:value-type="float" office:value="7" calcext:value-type="float" table:number-columns-spanned="1" table:number-rows-spanned="5">
            <text:p>7</text:p>
          </table:table-cell>
          <table:table-cell table:style-name="ce16" office:value-type="string" calcext:value-type="string" table:number-columns-spanned="1" table:number-rows-spanned="5">
            <text:p>static</text:p>
          </table:table-cell>
          <table:table-cell/>
          <table:table-cell table:style-name="ce16" office:value-type="string" calcext:value-type="string">
            <text:p>Chunk 833</text:p>
          </table:table-cell>
          <table:table-cell table:style-name="ce16" office:value-type="float" office:value="2598567" calcext:value-type="float">
            <text:p>2598567</text:p>
          </table:table-cell>
          <table:table-cell table:style-name="ce16" office:value-type="float" office:value="2595763" calcext:value-type="float">
            <text:p>2595763</text:p>
          </table:table-cell>
          <table:table-cell table:style-name="ce16" office:value-type="float" office:value="2598825" calcext:value-type="float">
            <text:p>2598825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7.77866" calcext:value-type="float">
            <text:p>7,77866</text:p>
          </table:table-cell>
          <table:table-cell table:formula="of:=[.C$1]/[.C8]" office:value-type="float" office:value="5.0653068780484" calcext:value-type="float">
            <text:p>5,0653068780484</text:p>
          </table:table-cell>
          <table:table-cell table:formula="of:=[.D8]/[.B8]" office:value-type="float" office:value="0.633163359756051" calcext:value-type="float">
            <text:p>0,633163359756051</text:p>
          </table:table-cell>
          <table:table-cell table:number-columns-repeated="2"/>
          <table:covered-table-cell/>
          <table:table-cell office:value-type="string" calcext:value-type="string">
            <text:p>Chunk 1</text:p>
          </table:table-cell>
          <table:table-cell office:value-type="float" office:value="46" calcext:value-type="float">
            <text:p>46</text:p>
          </table:table-cell>
          <table:table-cell office:value-type="float" office:value="635" calcext:value-type="float">
            <text:p>635</text:p>
          </table:table-cell>
          <table:table-cell office:value-type="float" office:value="18" calcext:value-type="float">
            <text:p>18</text:p>
          </table:table-cell>
          <table:covered-table-cell table:number-columns-repeated="2"/>
          <table:table-cell/>
          <table:table-cell table:style-name="Default" table:number-columns-repeated="6"/>
          <table:table-cell/>
        </table:table-row>
        <table:table-row table:style-name="ro1">
          <table:table-cell table:style-name="ce5" office:value-type="string" calcext:value-type="string" table:number-columns-spanned="1" table:number-rows-spanned="8">
            <text:p>v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36.4484" calcext:value-type="float">
            <text:p>36,4484</text:p>
          </table:table-cell>
          <table:table-cell table:style-name="ce7" table:formula="of:=[.C$9]/[.C9]" office:value-type="float" office:value="1" calcext:value-type="float">
            <text:p>1</text:p>
          </table:table-cell>
          <table:table-cell table:style-name="ce7" table:formula="of:=[.D9]/[.B9]" office:value-type="float" office:value="1" calcext:value-type="float">
            <text:p>1</text:p>
          </table:table-cell>
          <table:table-cell table:number-columns-repeated="2"/>
          <table:covered-table-cell/>
          <table:table-cell office:value-type="string" calcext:value-type="string">
            <text:p>Chunk 1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covered-table-cell table:number-columns-repeated="2"/>
          <table:table-cell/>
          <table:table-cell table:style-name="Default" table:number-columns-repeated="6"/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9.0149" calcext:value-type="float">
            <text:p>19,0149</text:p>
          </table:table-cell>
          <table:table-cell table:formula="of:=[.C$9]/[.C10]" office:value-type="float" office:value="1.91683364098681" calcext:value-type="float">
            <text:p>1,91683364098681</text:p>
          </table:table-cell>
          <table:table-cell table:formula="of:=[.D10]/[.B10]" office:value-type="float" office:value="0.958416820493403" calcext:value-type="float">
            <text:p>0,958416820493403</text:p>
          </table:table-cell>
          <table:table-cell table:number-columns-repeated="2"/>
          <table:covered-table-cell/>
          <table:table-cell office:value-type="string" calcext:value-type="string">
            <text:p>Chunk 1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covered-table-cell table:number-columns-repeated="2"/>
          <table:table-cell/>
          <table:table-cell table:style-name="Default" table:number-columns-repeated="6"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4.735" calcext:value-type="float">
            <text:p>14,735</text:p>
          </table:table-cell>
          <table:table-cell table:formula="of:=[.C$9]/[.C11]" office:value-type="float" office:value="2.4735934848999" calcext:value-type="float">
            <text:p>2,4735934848999</text:p>
          </table:table-cell>
          <table:table-cell table:formula="of:=[.D11]/[.B11]" office:value-type="float" office:value="0.824531161633299" calcext:value-type="float">
            <text:p>0,824531161633299</text:p>
          </table:table-cell>
          <table:table-cell table:number-columns-repeated="2"/>
          <table:covered-table-cell table:style-name="ce16"/>
          <table:table-cell table:style-name="ce16" office:value-type="string" calcext:value-type="string">
            <text:p>Chunk 100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covered-table-cell table:number-columns-repeated="2" table:style-name="ce16"/>
          <table:table-cell/>
          <table:table-cell table:style-name="Default" table:number-columns-repeated="6"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3.1303" calcext:value-type="float">
            <text:p>13,1303</text:p>
          </table:table-cell>
          <table:table-cell table:formula="of:=[.C$9]/[.C12]" office:value-type="float" office:value="2.77590001751674" calcext:value-type="float">
            <text:p>2,77590001751674</text:p>
          </table:table-cell>
          <table:table-cell table:formula="of:=[.D12]/[.B12]" office:value-type="float" office:value="0.693975004379184" calcext:value-type="float">
            <text:p>0,693975004379184</text:p>
          </table:table-cell>
          <table:table-cell table:number-columns-repeated="2"/>
          <table:table-cell table:style-name="ce21" office:value-type="string" calcext:value-type="string" table:number-columns-spanned="1" table:number-rows-spanned="5">
            <text:p>norm</text:p>
          </table:table-cell>
          <table:table-cell office:value-type="string" calcext:value-type="string">
            <text:p>chunk 0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7" calcext:value-type="float" table:number-columns-spanned="1" table:number-rows-spanned="5">
            <text:p>7</text:p>
          </table:table-cell>
          <table:table-cell table:style-name="ce16" office:value-type="string" calcext:value-type="string" table:number-columns-spanned="1" table:number-rows-spanned="5">
            <text:p>static</text:p>
          </table:table-cell>
          <table:table-cell table:number-columns-repeated="7"/>
          <table:table-cell table:style-name="ce1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2.0628" calcext:value-type="float">
            <text:p>12,0628</text:p>
          </table:table-cell>
          <table:table-cell table:formula="of:=[.C$9]/[.C13]" office:value-type="float" office:value="3.02155386809033" calcext:value-type="float">
            <text:p>3,02155386809033</text:p>
          </table:table-cell>
          <table:table-cell table:formula="of:=[.D13]/[.B13]" office:value-type="float" office:value="0.604310773618066" calcext:value-type="float">
            <text:p>0,604310773618066</text:p>
          </table:table-cell>
          <table:table-cell table:number-columns-repeated="2"/>
          <table:covered-table-cell/>
          <table:table-cell office:value-type="string" calcext:value-type="string">
            <text:p>Chunk 1</text:p>
          </table:table-cell>
          <table:table-cell office:value-type="float" office:value="20" calcext:value-type="float">
            <text:p>20</text:p>
          </table:table-cell>
          <table:table-cell office:value-type="float" office:value="427" calcext:value-type="float">
            <text:p>427</text:p>
          </table:table-cell>
          <table:table-cell office:value-type="float" office:value="16" calcext:value-type="float">
            <text:p>16</text:p>
          </table:table-cell>
          <table:covered-table-cell table:number-columns-repeated="2"/>
          <table:table-cell table:number-columns-repeated="7"/>
          <table:table-cell table:style-name="ce19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9.44966" calcext:value-type="float">
            <text:p>9,44966</text:p>
          </table:table-cell>
          <table:table-cell table:formula="of:=[.C$9]/[.C14]" office:value-type="float" office:value="3.85711231938504" calcext:value-type="float">
            <text:p>3,85711231938504</text:p>
          </table:table-cell>
          <table:table-cell table:formula="of:=[.D14]/[.B14]" office:value-type="float" office:value="0.642852053230839" calcext:value-type="float">
            <text:p>0,642852053230839</text:p>
          </table:table-cell>
          <table:table-cell table:number-columns-repeated="2"/>
          <table:covered-table-cell/>
          <table:table-cell office:value-type="string" calcext:value-type="string">
            <text:p>Chunk 10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covered-table-cell table:number-columns-repeated="2"/>
          <table:table-cell table:number-columns-repeated="7"/>
          <table:table-cell table:style-name="ce19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8" office:value-type="float" office:value="10.3498" calcext:value-type="float">
            <text:p>10,3498</text:p>
          </table:table-cell>
          <table:table-cell table:formula="of:=[.C$9]/[.C15]" office:value-type="float" office:value="3.52165259232062" calcext:value-type="float">
            <text:p>3,52165259232062</text:p>
          </table:table-cell>
          <table:table-cell table:formula="of:=[.D15]/[.B15]" office:value-type="float" office:value="0.503093227474375" calcext:value-type="float">
            <text:p>0,503093227474375</text:p>
          </table:table-cell>
          <table:table-cell table:number-columns-repeated="2"/>
          <table:covered-table-cell/>
          <table:table-cell office:value-type="string" calcext:value-type="string">
            <text:p>Chunk 1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covered-table-cell table:number-columns-repeated="2"/>
          <table:table-cell table:number-columns-repeated="7"/>
          <table:table-cell table:style-name="ce19"/>
        </table:table-row>
        <table:table-row table:style-name="ro1">
          <table:covered-table-cell table:style-name="ce6"/>
          <table:table-cell table:style-name="ce16" office:value-type="float" office:value="8" calcext:value-type="float">
            <text:p>8</text:p>
          </table:table-cell>
          <table:table-cell table:style-name="ce12" office:value-type="float" office:value="9.00144" calcext:value-type="float">
            <text:p>9,00144</text:p>
          </table:table-cell>
          <table:table-cell table:style-name="ce16" table:formula="of:=[.C$9]/[.C16]" office:value-type="float" office:value="4.04917435432553" calcext:value-type="float">
            <text:p>4,04917435432553</text:p>
          </table:table-cell>
          <table:table-cell table:style-name="ce16" table:formula="of:=[.D16]/[.B16]" office:value-type="float" office:value="0.506146794290691" calcext:value-type="float">
            <text:p>0,506146794290691</text:p>
          </table:table-cell>
          <table:table-cell table:number-columns-repeated="2"/>
          <table:covered-table-cell table:style-name="ce16"/>
          <table:table-cell table:style-name="ce16" office:value-type="string" calcext:value-type="string">
            <text:p>Chunk 10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covered-table-cell table:number-columns-repeated="2" table:style-name="ce16"/>
          <table:table-cell table:number-columns-repeated="7"/>
          <table:table-cell table:style-name="ce1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1" office:value-type="string" calcext:value-type="string" table:number-columns-spanned="1" table:number-rows-spanned="5">
            <text:p>multiply</text:p>
          </table:table-cell>
          <table:table-cell office:value-type="string" calcext:value-type="string">
            <text:p>chunk 0</text:p>
          </table:table-cell>
          <table:table-cell office:value-type="float" office:value="71034" calcext:value-type="float">
            <text:p>71034</text:p>
          </table:table-cell>
          <table:table-cell office:value-type="float" office:value="70261" calcext:value-type="float">
            <text:p>70261</text:p>
          </table:table-cell>
          <table:table-cell office:value-type="float" office:value="70410" calcext:value-type="float">
            <text:p>70410</text:p>
          </table:table-cell>
          <table:table-cell table:style-name="ce16" office:value-type="float" office:value="71401" calcext:value-type="float" table:number-columns-spanned="1" table:number-rows-spanned="5">
            <text:p>71401</text:p>
          </table:table-cell>
          <table:table-cell table:style-name="ce16" office:value-type="string" calcext:value-type="string" table:number-columns-spanned="1" table:number-rows-spanned="5">
            <text:p>dynamic</text:p>
          </table:table-cell>
          <table:table-cell table:number-columns-repeated="7"/>
          <table:table-cell table:style-name="ce19"/>
        </table:table-row>
        <table:table-row table:style-name="ro1"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Chunk 1</text:p>
          </table:table-cell>
          <table:table-cell office:value-type="float" office:value="72178" calcext:value-type="float">
            <text:p>72178</text:p>
          </table:table-cell>
          <table:table-cell office:value-type="float" office:value="70144" calcext:value-type="float">
            <text:p>70144</text:p>
          </table:table-cell>
          <table:table-cell office:value-type="float" office:value="70349" calcext:value-type="float">
            <text:p>70349</text:p>
          </table:table-cell>
          <table:covered-table-cell table:number-columns-repeated="2"/>
          <table:table-cell table:number-columns-repeated="7"/>
          <table:table-cell table:style-name="ce19"/>
        </table:table-row>
        <table:table-row table:style-name="ro1"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Chunk 10</text:p>
          </table:table-cell>
          <table:table-cell office:value-type="float" office:value="71700" calcext:value-type="float">
            <text:p>71700</text:p>
          </table:table-cell>
          <table:table-cell office:value-type="float" office:value="70244" calcext:value-type="float">
            <text:p>70244</text:p>
          </table:table-cell>
          <table:table-cell office:value-type="float" office:value="70488" calcext:value-type="float">
            <text:p>70488</text:p>
          </table:table-cell>
          <table:covered-table-cell table:number-columns-repeated="2"/>
          <table:table-cell table:number-columns-repeated="7"/>
          <table:table-cell table:style-name="ce19"/>
        </table:table-row>
        <table:table-row table:style-name="ro1"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Chunk 100</text:p>
          </table:table-cell>
          <table:table-cell office:value-type="float" office:value="72432" calcext:value-type="float">
            <text:p>72432</text:p>
          </table:table-cell>
          <table:table-cell office:value-type="float" office:value="70345" calcext:value-type="float">
            <text:p>70345</text:p>
          </table:table-cell>
          <table:table-cell office:value-type="float" office:value="70894" calcext:value-type="float">
            <text:p>70894</text:p>
          </table:table-cell>
          <table:covered-table-cell table:number-columns-repeated="2"/>
          <table:table-cell table:number-columns-repeated="7"/>
          <table:table-cell table:style-name="ce19"/>
        </table:table-row>
        <table:table-row table:style-name="ro1">
          <table:table-cell table:style-name="Default" table:number-columns-repeated="5"/>
          <table:table-cell table:number-columns-repeated="2"/>
          <table:covered-table-cell table:style-name="ce16"/>
          <table:table-cell table:style-name="ce16" office:value-type="string" calcext:value-type="string">
            <text:p>Chunk 1000</text:p>
          </table:table-cell>
          <table:table-cell table:style-name="ce16" office:value-type="float" office:value="73108" calcext:value-type="float">
            <text:p>73108</text:p>
          </table:table-cell>
          <table:table-cell table:style-name="ce16" office:value-type="float" office:value="73447" calcext:value-type="float">
            <text:p>73447</text:p>
          </table:table-cell>
          <table:table-cell table:style-name="ce16" office:value-type="float" office:value="71019" calcext:value-type="float">
            <text:p>71019</text:p>
          </table:table-cell>
          <table:covered-table-cell table:number-columns-repeated="2" table:style-name="ce16"/>
          <table:table-cell table:number-columns-repeated="7"/>
          <table:table-cell table:style-name="ce19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7"/>
          <table:table-cell table:style-name="ce1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7"/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/>
          <table:table-cell table:style-name="Default">
            <draw:frame draw:z-index="1" draw:style-name="gr1" draw:text-style-name="P1" svg:width="17.176cm" svg:height="9.724cm" svg:x="2.102cm" svg:y="0.334cm">
              <draw:object draw:notify-on-update-of-ranges="Sheet1.B1:Sheet1.B8 Sheet1.A1:Sheet1.A1 Sheet1.D1:Sheet1.D8 Sheet1.B9:Sheet1.B16 Sheet1.A9:Sheet1.A9 Sheet1.D9:Sheet1.D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5"/>
          <table:table-cell/>
          <table:table-cell table:style-name="Default" table:number-columns-repeated="2"/>
          <table:table-cell table:style-name="Default">
            <draw:frame draw:z-index="2" draw:style-name="gr1" draw:text-style-name="P1" svg:width="17.176cm" svg:height="9.724cm" svg:x="0.884cm" svg:y="0.389cm">
              <draw:object draw:notify-on-update-of-ranges="Sheet1.B1:Sheet1.B8 Sheet1.A1:Sheet1.A1 Sheet1.E1:Sheet1.E8 Sheet1.B9:Sheet1.B16 Sheet1.A9:Sheet1.A9 Sheet1.E9:Sheet1.E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.00.0000</text:date>, <text:time style:data-style-name="N2" text:time-value="12:49:10.514641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date>2026-03-27T13:53:56.857487920</dc:date>
    <meta:editing-duration>PT2H51M30S</meta:editing-duration>
    <meta:editing-cycles>19</meta:editing-cycles>
    <meta:document-statistic meta:table-count="1" meta:cell-count="19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6.516cm" svg:y="0.33cm" chart:style-name="ch2">
          <text:p>время выполнения</text:p>
        </chart:title>
        <chart:legend chart:legend-position="end" svg:x="15.47cm" svg:y="4.314cm" style:legend-expansion="high" chart:style-name="ch3"/>
        <chart:plot-area chart:style-name="ch4" svg:x="0.819cm" svg:y="0.039cm" svg:width="15.895cm" svg:height="9.769cm">
          <chart:coordinate-region svg:x="1.453cm" svg:y="0.238cm" svg:width="15.164cm" svg:height="8.923cm"/>
          <chart:axis chart:dimension="x" chart:name="primary-x" chart:style-name="ch5">
            <chart:title svg:x="8.325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cm" svg:y="5.458cm" chart:style-name="ch6">
              <text:p><text:span text:style-name="T1">Время</text:span></text:p>
            </chart:title>
            <chart:grid chart:style-name="ch7" chart:class="major"/>
          </chart:axis>
          <chart:series chart:style-name="ch8" chart:values-cell-range-address="Sheet1.C1:Sheet1.C8" chart:label-cell-address="Sheet1.A1:Sheet1.A1" chart:class="chart:scatter">
            <chart:domain table:cell-range-address="Sheet1.B1:Sheet1.B8"/>
            <chart:data-point chart:repeated="8"/>
          </chart:series>
          <chart:series chart:style-name="ch9" chart:values-cell-range-address="Sheet1.C9:Sheet1.C16" chart:label-cell-address="Sheet1.A9:Sheet1.A9" chart:class="chart:scatter">
            <chart:domain table:cell-range-address="Sheet1.B9:Sheet1.B1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1</text:p>
                <draw:g>
                  <svg:desc>Sheet1.A1:Sheet1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v2</text:p>
                <draw:g>
                  <svg:desc>Sheet1.A9:Sheet1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8</svg:desc>
                </draw:g>
              </table:table-cell>
              <table:table-cell office:value-type="float" office:value="39.4013">
                <text:p>39.4013</text:p>
                <draw:g>
                  <svg:desc>Sheet1.C1:Sheet1.C8</svg:desc>
                </draw:g>
              </table:table-cell>
              <table:table-cell office:value-type="float" office:value="1">
                <text:p>1</text:p>
                <draw:g>
                  <svg:desc>Sheet1.B9:Sheet1.B16</svg:desc>
                </draw:g>
              </table:table-cell>
              <table:table-cell office:value-type="float" office:value="36.4484">
                <text:p>36.4484</text:p>
                <draw:g>
                  <svg:desc>Sheet1.C9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4469">
                <text:p>19.4469</text:p>
              </table:table-cell>
              <table:table-cell office:value-type="float" office:value="2">
                <text:p>2</text:p>
              </table:table-cell>
              <table:table-cell office:value-type="float" office:value="19.0149">
                <text:p>19.0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.234">
                <text:p>16.234</text:p>
              </table:table-cell>
              <table:table-cell office:value-type="float" office:value="3">
                <text:p>3</text:p>
              </table:table-cell>
              <table:table-cell office:value-type="float" office:value="14.735">
                <text:p>14.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6721">
                <text:p>11.6721</text:p>
              </table:table-cell>
              <table:table-cell office:value-type="float" office:value="4">
                <text:p>4</text:p>
              </table:table-cell>
              <table:table-cell office:value-type="float" office:value="13.1303">
                <text:p>13.1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5007">
                <text:p>11.5007</text:p>
              </table:table-cell>
              <table:table-cell office:value-type="float" office:value="5">
                <text:p>5</text:p>
              </table:table-cell>
              <table:table-cell office:value-type="float" office:value="12.0628">
                <text:p>12.0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5219">
                <text:p>9.5219</text:p>
              </table:table-cell>
              <table:table-cell office:value-type="float" office:value="6">
                <text:p>6</text:p>
              </table:table-cell>
              <table:table-cell office:value-type="float" office:value="9.44966">
                <text:p>9.44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71155">
                <text:p>9.71155</text:p>
              </table:table-cell>
              <table:table-cell office:value-type="float" office:value="7">
                <text:p>7</text:p>
              </table:table-cell>
              <table:table-cell office:value-type="float" office:value="10.3498">
                <text:p>10.3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77866">
                <text:p>7.77866</text:p>
              </table:table-cell>
              <table:table-cell office:value-type="float" office:value="8">
                <text:p>8</text:p>
              </table:table-cell>
              <table:table-cell office:value-type="float" office:value="9.00144">
                <text:p>9.00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7.431cm" svg:y="0.33cm" chart:style-name="ch2">
          <text:p>ускорение</text:p>
        </chart:title>
        <chart:legend chart:legend-position="end" svg:x="15.47cm" svg:y="4.314cm" style:legend-expansion="high" chart:style-name="ch3"/>
        <chart:plot-area chart:style-name="ch4" svg:x="1.011cm" svg:y="0.039cm" svg:width="15.703cm" svg:height="9.769cm">
          <chart:coordinate-region svg:x="1.453cm" svg:y="0.238cm" svg:width="15.164cm" svg:height="8.923cm"/>
          <chart:axis chart:dimension="x" chart:name="primary-x" chart:style-name="ch5">
            <chart:title svg:x="8.421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.108cm" svg:y="5.738cm" chart:style-name="ch6">
              <text:p><text:span text:style-name="T1">ускорение</text:span></text:p>
            </chart:title>
            <chart:grid chart:style-name="ch7" chart:class="major"/>
          </chart:axis>
          <chart:series chart:style-name="ch8" chart:values-cell-range-address="Sheet1.D1:Sheet1.D8" chart:label-cell-address="Sheet1.A1:Sheet1.A1" chart:class="chart:scatter">
            <chart:domain table:cell-range-address="Sheet1.B1:Sheet1.B8"/>
            <chart:data-point chart:repeated="8"/>
          </chart:series>
          <chart:series chart:style-name="ch9" chart:values-cell-range-address="Sheet1.D9:Sheet1.D16" chart:label-cell-address="Sheet1.A9:Sheet1.A9" chart:class="chart:scatter">
            <chart:domain table:cell-range-address="Sheet1.B9:Sheet1.B1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1</text:p>
                <draw:g>
                  <svg:desc>Sheet1.A1:Sheet1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v2</text:p>
                <draw:g>
                  <svg:desc>Sheet1.A9:Sheet1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8</svg:desc>
                </draw:g>
              </table:table-cell>
              <table:table-cell office:value-type="float" office:value="1">
                <text:p>1</text:p>
                <draw:g>
                  <svg:desc>Sheet1.D1:Sheet1.D8</svg:desc>
                </draw:g>
              </table:table-cell>
              <table:table-cell office:value-type="float" office:value="1">
                <text:p>1</text:p>
                <draw:g>
                  <svg:desc>Sheet1.B9:Sheet1.B16</svg:desc>
                </draw:g>
              </table:table-cell>
              <table:table-cell office:value-type="float" office:value="1">
                <text:p>1</text:p>
                <draw:g>
                  <svg:desc>Sheet1.D9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2609670435905">
                <text:p>2.02609670435905</text:p>
              </table:table-cell>
              <table:table-cell office:value-type="float" office:value="2">
                <text:p>2</text:p>
              </table:table-cell>
              <table:table-cell office:value-type="float" office:value="1.91683364098681">
                <text:p>1.91683364098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2708512997413">
                <text:p>2.42708512997413</text:p>
              </table:table-cell>
              <table:table-cell office:value-type="float" office:value="3">
                <text:p>3</text:p>
              </table:table-cell>
              <table:table-cell office:value-type="float" office:value="2.4735934848999">
                <text:p>2.4735934848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7568218229796">
                <text:p>3.37568218229796</text:p>
              </table:table-cell>
              <table:table-cell office:value-type="float" office:value="4">
                <text:p>4</text:p>
              </table:table-cell>
              <table:table-cell office:value-type="float" office:value="2.77590001751674">
                <text:p>2.77590001751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42599146138931">
                <text:p>3.42599146138931</text:p>
              </table:table-cell>
              <table:table-cell office:value-type="float" office:value="5">
                <text:p>5</text:p>
              </table:table-cell>
              <table:table-cell office:value-type="float" office:value="3.02155386809033">
                <text:p>3.02155386809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13796616221552">
                <text:p>4.13796616221552</text:p>
              </table:table-cell>
              <table:table-cell office:value-type="float" office:value="6">
                <text:p>6</text:p>
              </table:table-cell>
              <table:table-cell office:value-type="float" office:value="3.85711231938504">
                <text:p>3.85711231938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5715874396981">
                <text:p>4.05715874396981</text:p>
              </table:table-cell>
              <table:table-cell office:value-type="float" office:value="7">
                <text:p>7</text:p>
              </table:table-cell>
              <table:table-cell office:value-type="float" office:value="3.52165259232062">
                <text:p>3.52165259232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0653068780484">
                <text:p>5.0653068780484</text:p>
              </table:table-cell>
              <table:table-cell office:value-type="float" office:value="8">
                <text:p>8</text:p>
              </table:table-cell>
              <table:table-cell office:value-type="float" office:value="4.04917435432553">
                <text:p>4.049174354325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6.801cm" svg:y="0.33cm" chart:style-name="ch2">
          <text:p>эффектифность</text:p>
        </chart:title>
        <chart:legend chart:legend-position="end" svg:x="15.47cm" svg:y="4.314cm" style:legend-expansion="high" chart:style-name="ch3"/>
        <chart:plot-area chart:style-name="ch4" svg:x="0.724cm" svg:y="0.038cm" svg:width="15.99cm" svg:height="9.77cm">
          <chart:coordinate-region svg:x="1.453cm" svg:y="0.238cm" svg:width="15.164cm" svg:height="8.923cm"/>
          <chart:axis chart:dimension="x" chart:name="primary-x" chart:style-name="ch5">
            <chart:title svg:x="8.307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cm" svg:y="6.137cm" chart:style-name="ch6">
              <text:p><text:span text:style-name="T1">ускорение/ядро</text:span></text:p>
            </chart:title>
            <chart:grid chart:style-name="ch7" chart:class="major"/>
          </chart:axis>
          <chart:series chart:style-name="ch8" chart:values-cell-range-address="Sheet1.E1:Sheet1.E8" chart:label-cell-address="Sheet1.A1:Sheet1.A1" chart:class="chart:scatter">
            <chart:domain table:cell-range-address="Sheet1.B1:Sheet1.B8"/>
            <chart:data-point chart:repeated="8"/>
          </chart:series>
          <chart:series chart:style-name="ch9" chart:values-cell-range-address="Sheet1.E9:Sheet1.E16" chart:label-cell-address="Sheet1.A9:Sheet1.A9" chart:class="chart:scatter">
            <chart:domain table:cell-range-address="Sheet1.B9:Sheet1.B1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1</text:p>
                <draw:g>
                  <svg:desc>Sheet1.A1:Sheet1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v2</text:p>
                <draw:g>
                  <svg:desc>Sheet1.A9:Sheet1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8</svg:desc>
                </draw:g>
              </table:table-cell>
              <table:table-cell office:value-type="float" office:value="1">
                <text:p>1</text:p>
                <draw:g>
                  <svg:desc>Sheet1.E1:Sheet1.E8</svg:desc>
                </draw:g>
              </table:table-cell>
              <table:table-cell office:value-type="float" office:value="1">
                <text:p>1</text:p>
                <draw:g>
                  <svg:desc>Sheet1.B9:Sheet1.B16</svg:desc>
                </draw:g>
              </table:table-cell>
              <table:table-cell office:value-type="float" office:value="1">
                <text:p>1</text:p>
                <draw:g>
                  <svg:desc>Sheet1.E9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1304835217952">
                <text:p>1.01304835217952</text:p>
              </table:table-cell>
              <table:table-cell office:value-type="float" office:value="2">
                <text:p>2</text:p>
              </table:table-cell>
              <table:table-cell office:value-type="float" office:value="0.958416820493403">
                <text:p>0.958416820493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09028376658043">
                <text:p>0.809028376658043</text:p>
              </table:table-cell>
              <table:table-cell office:value-type="float" office:value="3">
                <text:p>3</text:p>
              </table:table-cell>
              <table:table-cell office:value-type="float" office:value="0.824531161633299">
                <text:p>0.824531161633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392054557449">
                <text:p>0.84392054557449</text:p>
              </table:table-cell>
              <table:table-cell office:value-type="float" office:value="4">
                <text:p>4</text:p>
              </table:table-cell>
              <table:table-cell office:value-type="float" office:value="0.693975004379184">
                <text:p>0.693975004379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85198292277861">
                <text:p>0.685198292277861</text:p>
              </table:table-cell>
              <table:table-cell office:value-type="float" office:value="5">
                <text:p>5</text:p>
              </table:table-cell>
              <table:table-cell office:value-type="float" office:value="0.604310773618066">
                <text:p>0.6043107736180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89661027035921">
                <text:p>0.689661027035921</text:p>
              </table:table-cell>
              <table:table-cell office:value-type="float" office:value="6">
                <text:p>6</text:p>
              </table:table-cell>
              <table:table-cell office:value-type="float" office:value="0.642852053230839">
                <text:p>0.642852053230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79594106281401">
                <text:p>0.579594106281401</text:p>
              </table:table-cell>
              <table:table-cell office:value-type="float" office:value="7">
                <text:p>7</text:p>
              </table:table-cell>
              <table:table-cell office:value-type="float" office:value="0.503093227474375">
                <text:p>0.50309322747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33163359756051">
                <text:p>0.633163359756051</text:p>
              </table:table-cell>
              <table:table-cell office:value-type="float" office:value="8">
                <text:p>8</text:p>
              </table:table-cell>
              <table:table-cell office:value-type="float" office:value="0.506146794290691">
                <text:p>0.5061467942906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